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4">
      <style:text-properties fo:color="#000000"/>
    </style:style>
    <style:style style:name="P2" style:family="paragraph" style:parent-style-name="Monospace">
      <style:text-properties fo:color="#000000"/>
    </style:style>
    <style:style style:name="P3" style:family="paragraph" style:parent-style-name="Text_20_body">
      <style:text-properties fo:color="#000000"/>
    </style:style>
    <style:style style:name="T1" style:family="text">
      <style:text-properties fo:language="en" fo:country="GB"/>
    </style:style>
    <style:style style:name="T2" style:family="text">
      <style:text-properties fo:color="#0000ff" style:text-underline-style="solid" style:text-underline-width="auto" style:text-underline-color="font-color"/>
    </style:style>
    <style:style style:name="T3" style:family="text">
      <style:text-properties fo:color="#000000" style:text-underline-style="none"/>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oubleshooting</text:h>
      <text:h text:style-name="P1" text:outline-level="4">Problem: When trying to send a test e-mail alert, a message similar to the following appears:</text:h>
      <text:p text:style-name="P2">Could not send the email. Please ensure you are connected to the internet. Error: SMTP instance has no attribute 'sock'</text:p>
      <text:p text:style-name="P3">or</text:p>
      <text:p text:style-name="P2">Could not send the email. <text:s/>Please ensure you are connected to the internet. Error: SMTP AUTH extension not supported by server</text:p>
      <text:p text:style-name="P3">Solution: The SMTP server settings are wrong. Note that many ISP's do not require a user name &amp; password for the SMTP server. Try leaving these settings blank.</text:p>
      <text:h text:style-name="Heading_20_4" text:outline-level="4">E-mail Clients that Store Messages in a Single File</text:h>
      <text:p text:style-name="Text_20_body">Some e-mail clients (<text:span text:style-name="T1">e.g.</text:span> <text:a xlink:type="simple" xlink:href="http://www.ritlabs.com/en/products/thebat/" office:name="Home page of The Bat! e-mail client" office:target-frame-name="_top" xlink:show="replace">The Bat!</text:a>) store all messages in a single file. Others store each e-mail as a <text:span text:style-name="T1">separate</text:span> file. If ClamWin finds a virus attached to an e-mail, it will consider the entire file (<text:span text:style-name="T1">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Conflicts with ActivePython</text:h>
      <text:p text:style-name="Text_20_body">Having python installed should not be a problem if you have python 2.3 and pywin32-201 (<text:a xlink:type="simple" xlink:href="http://sourceforge.net/projects/pywin32/" office:name="Python Extensions for Windows">http://sourceforge.net/projects/pywin32/</text:a>) installed. It seems that versions of ActiveState python that come with win32all-163 (now pywin32) create a dll conflict. So if you have ActivePython 2.3, just install pywin32 and it should be fine.</text:p>
      <text:h text:style-name="Heading_20_4" text:outline-level="4">Outlook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2">http://www.microsoft.com/downloads/details.aspx?FamilyID=AF6C8D03-7633-45B4-AB96-795EE656F2A2&amp;displaylang=EN</text:span></text:a><text:span text:style-name="T3"> or </text:span><text:a xlink:type="simple" xlink:href="http://tinyurl.com/xsyx"><text:span text:style-name="T2">http://tinyurl.com/xsyx</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Bitstream Vera Sans Mono"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4-26T21:53:29</meta:creation-date>
    <dc:date>2007-01-26T19:03:28</dc:date>
    <dc:language>en-GB</dc:language>
    <meta:editing-cycles>46</meta:editing-cycles>
    <meta:editing-duration>PT2H30M56S</meta:editing-duration>
    <meta:user-defined meta:name="Info 1"/>
    <meta:user-defined meta:name="Info 2"/>
    <meta:user-defined meta:name="Info 3"/>
    <meta:user-defined meta:name="Info 4"/>
    <meta:document-statistic meta:table-count="0" meta:image-count="0" meta:object-count="0" meta:page-count="1" meta:paragraph-count="13" meta:word-count="337" meta:character-count="2005"/>
  </office:meta>
</office:document-meta>
</file>